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ole-draw-aspect="1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pr1" style:family="presentation" style:parent-style-name="Standard-title">
      <style:graphic-properties draw:fill-color="#ffffff" fo:min-height="3.256cm"/>
    </style:style>
    <style:style style:name="pr2" style:family="presentation" style:parent-style-name="Standard-notes">
      <style:graphic-properties draw:fill-color="#ffffff" draw:auto-grow-height="true" fo:min-height="13.36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8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Relatorio rules</text:p>
          </draw:text-box>
        </draw:frame>
        <draw:frame draw:name="Object 1" draw:style-name="gr1" draw:layer="layout" svg:width="23.922cm" svg:height="10.883cm" svg:x="1.61cm" svg:y="7.079cm" presentation:class="table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layer="layout" svg:width="13.829cm" svg:height="1.038cm" svg:x="3.5cm" svg:y="5cm">
          <draw:text-box>
            <text:p text:style-name="P1">Example Sheet for Customer: <text:a xlink:href="relatorio://o.customer.name">o.customer.name</text:a></text:p>
          </draw:text-box>
        </draw:fram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2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8">
      <presentation:placeholder presentation:object="title" svg:x="2.058cm" svg:y="1.743cm" svg:width="23.912cm" svg:height="3.507cm"/>
      <presentation:placeholder presentation:object="tab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solid" draw:fill-color="#ffffff" draw:fill-image-width="0cm" draw:fill-image-height="0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Standard" style:page-layout-name="PM1" draw:style-name="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7$Build-9310
  </meta:generator>
    <meta:initial-creator>Udo Spallek</meta:initial-creator>
    <meta:creation-date>2008-08-07T10:06:09</meta:creation-date>
    <dc:creator>Nicolas Evrard</dc:creator>
    <dc:date>2008-08-07T14:58:48</dc:date>
    <meta:editing-cycles>4</meta:editing-cycles>
    <meta:editing-duration>PT6M32S</meta:editing-duration>
    <meta:user-defined meta:name="Info 1"/>
    <meta:user-defined meta:name="Info 2"/>
    <meta:user-defined meta:name="Info 3"/>
    <meta:user-defined meta:name="Info 4"/>
    <meta:document-statistic meta:object-count="2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.503cm"/>
    </style:style>
    <style:style style:name="co2" style:family="table-column">
      <style:table-column-properties fo:break-before="auto" style:column-width="7.119cm"/>
    </style:style>
    <style:style style:name="co3" style:family="table-column">
      <style:table-column-properties fo:break-before="auto" style:column-width="5.773cm"/>
    </style:style>
    <style:style style:name="co4" style:family="table-column">
      <style:table-column-properties fo:break-before="auto" style:column-width="4.524cm"/>
    </style:style>
    <style:style style:name="co5" style:family="table-column">
      <style:table-column-properties fo:break-before="auto" style:column-width="4.302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935cm" fo:break-before="auto" style:use-optimal-row-height="true"/>
    </style:style>
    <style:style style:name="ro2" style:family="table-row">
      <style:table-row-properties style:row-height="0.926cm" fo:break-before="auto" style:use-optimal-row-height="true"/>
    </style:style>
    <style:style style:name="ro3" style:family="table-row">
      <style:table-row-properties style:row-height="1.016cm" fo:break-before="auto" style:use-optimal-row-height="true"/>
    </style:style>
    <style:style style:name="ro4" style:family="table-row">
      <style:table-row-properties style:row-height="0.57cm" fo:break-before="auto" style:use-optimal-row-height="true"/>
    </style:style>
    <style:style style:name="ro5" style:family="table-row">
      <style:table-row-properties style:row-height="0.43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35cm solid #ff9966" fo:border-left="0.088cm solid #ff9966" fo:padding="0.085cm" fo:border-right="0.088cm solid #ff9966" style:shadow="none" fo:border-top="0.088cm solid #ff9966" style:vertical-align="middle"/>
      <style:text-properties fo:color="#83caff" fo:font-size="18pt"/>
    </style:style>
    <style:style style:name="ce2" style:family="table-cell" style:parent-style-name="Default">
      <style:table-cell-properties fo:border-bottom="0.035cm solid #ff9966" fo:border-left="0.088cm solid #ff9966" fo:padding="0.085cm" fo:border-right="0.088cm solid #ff9966" style:shadow="none" fo:border-top="0.035cm solid #ff9966" style:vertical-align="middle"/>
      <style:text-properties fo:color="#83caff" fo:font-size="18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fo:border="0.088cm solid #ff9966" fo:padding="0.085cm" style:shadow="none" style:vertical-align="middle"/>
      <style:text-properties fo:color="#ccccff" fo:font-size="20pt"/>
    </style:style>
    <style:style style:name="ce5" style:family="table-cell" style:parent-style-name="Default">
      <style:table-cell-properties fo:border="0.088cm solid #ff9966"/>
      <style:text-properties fo:color="#ccccff" fo:font-size="20pt"/>
    </style:style>
    <style:style style:name="ce6" style:family="table-cell" style:parent-style-name="Default">
      <style:table-cell-properties fo:border="none"/>
      <style:text-properties fo:color="#b3b3b3"/>
    </style:style>
  </office:automatic-styles>
  <office:body>
    <office:spreadsheet>
      <table:table table:name="Tabelle1" table:style-name="ta1" table:print="false">
        <table:table-column table:style-name="co1" table:default-cell-style-name="ce1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number-columns-repeated="251" table:default-cell-style-name="ce6"/>
        <table:table-row table:style-name="ro1">
          <table:table-cell office:value-type="string">
            <text:p>Item Name</text:p>
          </table:table-cell>
          <table:table-cell office:value-type="string">
            <text:p>Item reference</text:p>
          </table:table-cell>
          <table:table-cell office:value-type="string">
            <text:p>Item price</text:p>
          </table:table-cell>
          <table:table-cell office:value-type="string">
            <text:p>Quantity</text:p>
          </table:table-cell>
          <table:table-cell office:value-type="string">
            <text:p>Amount</text:p>
          </table:table-cell>
          <table:table-cell table:number-columns-repeated="251"/>
        </table:table-row>
        <table:table-row table:style-name="ro2">
          <table:table-cell table:style-name="ce2" office:value-type="string" table:number-columns-spanned="5" table:number-rows-spanned="1">
            <text:p><text:a xlink:href="relatorio://for%20each='l%20in%20o.lines'">relatorio://for each='l in o.lines'</text:a></text:p>
          </table:table-cell>
          <table:covered-table-cell table:number-columns-repeated="4"/>
          <table:table-cell table:number-columns-repeated="251"/>
        </table:table-row>
        <table:table-row table:style-name="ro3">
          <table:table-cell table:style-name="ce2" office:value-type="string">
            <text:p><text:a xlink:href="relatorio://l.item.name">relatorio://l.item.name</text:a></text:p>
          </table:table-cell>
          <table:table-cell office:value-type="string">
            <text:p><text:a xlink:href="relatorio://l.item.reference">relatorio://l.item.reference</text:a></text:p>
          </table:table-cell>
          <table:table-cell table:number-columns-repeated="3" office:value-type="float" office:value="0">
            <text:p>0</text:p>
          </table:table-cell>
          <table:table-cell table:number-columns-repeated="251"/>
        </table:table-row>
        <table:table-row table:style-name="ro4">
          <table:table-cell table:style-name="ce3" office:value-type="string" table:number-columns-spanned="5" table:number-rows-spanned="1">
            <text:p><text:a xlink:href="relatorio:///for">relatorio:///for</text:a></text:p>
          </table:table-cell>
          <table:covered-table-cell table:style-name="Default"/>
          <table:covered-table-cell table:number-columns-repeated="3" table:style-name="ce5"/>
          <table:table-cell table:style-name="Default" table:number-columns-repeated="251"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de" fo:country="DE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8-07">07/08/2008</text:date>, <text:time>14:58:4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